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6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00cc"/>
    </style:style>
    <style:style style:name="ce3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3"/>
        <table:table-column table:style-name="co4" table:default-cell-style-name="ce3"/>
        <table:table-row table:style-name="ro3">
          <table:table-cell table:style-name="ce1" office:value-type="string">
            <text:p>RECIPES</text:p>
          </table:table-cell>
          <table:table-cell table:style-name="ce1" office:value-type="string">
            <text:p>ingredient1</text:p>
          </table:table-cell>
          <table:table-cell table:style-name="ce1" office:value-type="string">
            <text:p>ingredient2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_salad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string">
            <text:p>honey_drop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string">
            <text:p>leaf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string">
            <text:p>shroom</text:p>
          </table:table-cell>
          <table:table-cell/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shaved_ice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aphid_dew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table:number-columns-repeated="2" office:value-type="string">
            <text:p>shaved_ice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string">
            <text:p>berry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string">
            <text:p>flour_bag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string">
            <text:p>flour_bag</text:p>
          </table:table-cell>
          <table:table-cell/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honey_drop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glazed_honey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_salad</text:p>
          </table:table-cell>
          <table:table-cell office:value-type="string">
            <text:p>shaved_ice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C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7">17/05/2024</text:date>, <text:time>19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4-30T22:22:41.30</meta:creation-date>
    <dc:date>2024-05-17T19:58:08.86</dc:date>
    <dc:creator>Summer </dc:creator>
    <meta:editing-duration>PT1H18M32S</meta:editing-duration>
    <meta:editing-cycles>7</meta:editing-cycles>
    <meta:generator>OpenOffice/4.1.15$Win32 OpenOffice.org_project/4115m2$Build-9813</meta:generator>
    <meta:document-statistic meta:table-count="3" meta:cell-count="70" meta:object-count="0"/>
  </office:meta>
</office:document-meta>
</file>